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SOTO LLACUA CHANDRIKA BENAZIR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S BB FR. ROJ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SOTO LLACUA CHANDRIKA BENAZI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7:07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